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FayeurS</text:p>
          </table:table-cell>
          <table:table-cell table:style-name="ce1" office:value-type="string" calcext:value-type="string">
            <text:p>ShiroKuro</text:p>
          </table:table-cell>
          <table:table-cell table:style-name="ce6" office:value-type="string" calcext:value-type="string">
            <text:p>Hayato</text:p>
          </table:table-cell>
          <table:table-cell table:style-name="ce1" office:value-type="string" calcext:value-type="string">
            <text:p>GyroInmobile</text:p>
          </table:table-cell>
          <table:table-cell table:style-name="ce1" office:value-type="string" calcext:value-type="string">
            <text:p>Anon</text:p>
          </table:table-cell>
          <table:table-cell table:style-name="ce1" office:value-type="string" calcext:value-type="string">
            <text:p>Deafness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Goblerino</text:p>
          </table:table-cell>
          <table:table-cell table:style-name="ce1" office:value-type="string" calcext:value-type="string">
            <text:p>SaroArsten</text:p>
          </table:table-cell>
          <table:table-cell table:style-name="ce1" office:value-type="string" calcext:value-type="string">
            <text:p>likejaxirl</text:p>
          </table:table-cell>
          <table:table-cell table:style-name="ce1" office:value-type="string" calcext:value-type="string">
            <text:p>Miye</text:p>
          </table:table-cell>
          <table:table-cell table:style-name="ce1" office:value-type="string" calcext:value-type="string">
            <text:p>chroma69</text:p>
          </table:table-cell>
          <table:table-cell table:style-name="ce1" office:value-type="string" calcext:value-type="string">
            <text:p>Rukawa</text:p>
          </table:table-cell>
          <table:table-cell table:style-name="ce1" office:value-type="string" calcext:value-type="string">
            <text:p>Shuuk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damari Sketch x Hoshimittsu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openings.moe/video/HidamariSketch%C3%97Hoshimittsu-ED01-COLD.webm" xlink:type="simple">"Sakura Sakura Saku ~Ano Hi Kimi o Matsu Sora to Onaji de~" by marble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2]+[.G2]+[.H2]+[.I2]+[.J2]+[.K2]+[.L2]+[.M2]+[.N2]+[.O2]+[.P2]+[.Q2]+[.R2]+[.S2]+[.T2]+[.U2]" office:value-type="float" office:value="88" calcext:value-type="float">
            <text:p>8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damari Sketch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openings.moe/video/HidamariSketch-ED01-NCBD.webm" xlink:type="simple">"Mebae Drive" by marble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4" table:formula="of:=[.F3]+[.G3]+[.H3]+[.I3]+[.J3]+[.K3]+[.L3]+[.M3]+[.N3]+[.O3]+[.P3]+[.Q3]+[.R3]+[.S3]+[.T3]+[.U3]" office:value-type="float" office:value="94" calcext:value-type="float">
            <text:p>9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damari Sketch × 365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openings.moe/video/HidamariSketch%C3%97365-ED01-NCBD.webm" xlink:type="simple">"Ryūsei Record" by marble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97" calcext:value-type="float">
            <text:p>9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damari Sketch x SP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f25kug.webm" xlink:type="simple">"nora" by marble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114" calcext:value-type="float">
            <text:p>1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i Monogatari: Anata ga Ite Kureta Koto - Shinjiau Kokoro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lt82st.webm" xlink:type="simple">"Hōseki" by marble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118" calcext:value-type="float">
            <text:p>1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ashiroiro Symphony: The Color of Lovers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94r9xp.webm" xlink:type="simple">"Suisai Candy" by marble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119" calcext:value-type="float">
            <text:p>1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damari Sketch × Honeycomb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openings.moe/video/HidamariSketch%C3%97Honeycomb-ED01-NCBD.webm" xlink:type="simple">"Yume Gumo" by marble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123" calcext:value-type="float">
            <text:p>123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damari Sketch: Sae Hiro Sotsugyou-hen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hyiaz0.webm" xlink:type="simple">"Sakura Sakura Saku ~Ano Hi Kimi o Matsu Sora to Onajide~ ~Acoustic&amp;hidamarble version~" by marble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144" calcext:value-type="float">
            <text:p>14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tsukoi Limited.</text:p>
          </table:table-cell>
          <table:table-cell table:style-name="ce2" office:value-type="string" calcext:value-type="string">
            <text:p>ED3</text:p>
          </table:table-cell>
          <table:table-cell table:style-name="ce3" office:value-type="string" calcext:value-type="string">
            <text:p><text:a xlink:href="https://files.catbox.moe/5a5q7o.webm" xlink:type="simple">"Sora ni Mau" by marble</text:a></text:p>
          </table:table-cell>
          <table:table-cell table:style-name="ce4" table:formula="of:=[.D9]+1" office:value-type="float" office:value="9" calcext:value-type="float">
            <text:p>9</text:p>
          </table:table-cell>
          <table:table-cell table:style-name="ce4" table:formula="of:=[.F10]+[.G10]+[.H10]+[.I10]+[.J10]+[.K10]+[.L10]+[.M10]+[.N10]+[.O10]+[.P10]+[.Q10]+[.R10]+[.S10]+[.T10]+[.U10]" office:value-type="float" office:value="159" calcext:value-type="float">
            <text:p>15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amichama Karin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apehk6.webm" xlink:type="simple">"Kūchū Meiro" by marble</text:a></text:p>
          </table:table-cell>
          <table:table-cell table:style-name="ce4" table:formula="of:=[.D10]+1" office:value-type="float" office:value="10" calcext:value-type="float">
            <text:p>10</text:p>
          </table:table-cell>
          <table:table-cell table:style-name="ce4" table:formula="of:=[.F11]+[.G11]+[.H11]+[.I11]+[.J11]+[.K11]+[.L11]+[.M11]+[.N11]+[.O11]+[.P11]+[.Q11]+[.R11]+[.S11]+[.T11]+[.U11]" office:value-type="float" office:value="163" calcext:value-type="float">
            <text:p>16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amayura: More Aggressiv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w9jxbc.webm" xlink:type="simple">"Tsutsumarete" by marble</text:a></text:p>
          </table:table-cell>
          <table:table-cell table:style-name="ce4" table:formula="of:=[.D11]+1" office:value-type="float" office:value="11" calcext:value-type="float">
            <text:p>11</text:p>
          </table:table-cell>
          <table:table-cell table:style-name="ce4" table:formula="of:=[.F12]+[.G12]+[.H12]+[.I12]+[.J12]+[.K12]+[.L12]+[.M12]+[.N12]+[.O12]+[.P12]+[.Q12]+[.R12]+[.S12]+[.T12]+[.U12]" office:value-type="float" office:value="163" calcext:value-type="float">
            <text:p>16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tsukoi Limited.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aki6ed.webm" xlink:type="simple">"Hatsukoi Limited" by marble</text:a></text:p>
          </table:table-cell>
          <table:table-cell table:style-name="ce4" table:formula="of:=[.D12]+1" office:value-type="float" office:value="12" calcext:value-type="float">
            <text:p>12</text:p>
          </table:table-cell>
          <table:table-cell table:style-name="ce4" table:formula="of:=[.F13]+[.G13]+[.H13]+[.I13]+[.J13]+[.K13]+[.L13]+[.M13]+[.N13]+[.O13]+[.P13]+[.Q13]+[.R13]+[.S13]+[.T13]+[.U13]" office:value-type="float" office:value="171" calcext:value-type="float">
            <text:p>17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amayura: Hitotos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80ek69.webm" xlink:type="simple">"Yasashisa ni Tsutsumareta Nara" by marble</text:a></text:p>
          </table:table-cell>
          <table:table-cell table:style-name="ce4" table:formula="of:=[.D13]+1" office:value-type="float" office:value="13" calcext:value-type="float">
            <text:p>13</text:p>
          </table:table-cell>
          <table:table-cell table:style-name="ce4" table:formula="of:=[.F14]+[.G14]+[.H14]+[.I14]+[.J14]+[.K14]+[.L14]+[.M14]+[.N14]+[.O14]+[.P14]+[.Q14]+[.R14]+[.S14]+[.T14]+[.U14]" office:value-type="float" office:value="173" calcext:value-type="float">
            <text:p>17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mikiss pure rouge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ppderv.webm" xlink:type="simple">"Aozora loop" by marble</text:a></text:p>
          </table:table-cell>
          <table:table-cell table:style-name="ce4" table:formula="of:=[.D14]+1" office:value-type="float" office:value="14" calcext:value-type="float">
            <text:p>14</text:p>
          </table:table-cell>
          <table:table-cell table:style-name="ce4" table:formula="of:=[.F15]+[.G15]+[.H15]+[.I15]+[.J15]+[.K15]+[.L15]+[.M15]+[.N15]+[.O15]+[.P15]+[.Q15]+[.R15]+[.S15]+[.T15]+[.U15]" office:value-type="float" office:value="182" calcext:value-type="float">
            <text:p>18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amayura: More Aggressiv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1rug6d.webm" xlink:type="simple">"Kibō no Katachi" by marble</text:a></text:p>
          </table:table-cell>
          <table:table-cell table:style-name="ce4" table:formula="of:=[.D15]+1" office:value-type="float" office:value="15" calcext:value-type="float">
            <text:p>15</text:p>
          </table:table-cell>
          <table:table-cell table:style-name="ce4" table:formula="of:=[.F16]+[.G16]+[.H16]+[.I16]+[.J16]+[.K16]+[.L16]+[.M16]+[.N16]+[.O16]+[.P16]+[.Q16]+[.R16]+[.S16]+[.T16]+[.U16]" office:value-type="float" office:value="187" calcext:value-type="float">
            <text:p>18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i Monogatari: Anata ga Ite Kureta Koto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xtdwdh.webm" xlink:type="simple">"Toki no Hana" by marble</text:a></text:p>
          </table:table-cell>
          <table:table-cell table:style-name="ce4" table:formula="of:=[.D16]+1" office:value-type="float" office:value="16" calcext:value-type="float">
            <text:p>16</text:p>
          </table:table-cell>
          <table:table-cell table:style-name="ce4" table:formula="of:=[.F17]+[.G17]+[.H17]+[.I17]+[.J17]+[.K17]+[.L17]+[.M17]+[.N17]+[.O17]+[.P17]+[.Q17]+[.R17]+[.S17]+[.T17]+[.U17]" office:value-type="float" office:value="198" calcext:value-type="float">
            <text:p>19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tsukoi Limited.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xebhwv.webm" xlink:type="simple">"Gensō no Basho, Sorezore no Michi no Ue" by marble</text:a></text:p>
          </table:table-cell>
          <table:table-cell table:style-name="ce4" table:formula="of:=[.D17]+1" office:value-type="float" office:value="17" calcext:value-type="float">
            <text:p>17</text:p>
          </table:table-cell>
          <table:table-cell table:style-name="ce4" table:formula="of:=[.F18]+[.G18]+[.H18]+[.I18]+[.J18]+[.K18]+[.L18]+[.M18]+[.N18]+[.O18]+[.P18]+[.Q18]+[.R18]+[.S18]+[.T18]+[.U18]" office:value-type="float" office:value="219" calcext:value-type="float">
            <text:p>2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i Monogatari: Anata ga Ite Kureta Koto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jji7jm.webm" xlink:type="simple">"violet" by marble</text:a></text:p>
          </table:table-cell>
          <table:table-cell table:style-name="ce4" table:formula="of:=[.D18]+1" office:value-type="float" office:value="18" calcext:value-type="float">
            <text:p>18</text:p>
          </table:table-cell>
          <table:table-cell table:style-name="ce4" table:formula="of:=[.F19]+[.G19]+[.H19]+[.I19]+[.J19]+[.K19]+[.L19]+[.M19]+[.N19]+[.O19]+[.P19]+[.Q19]+[.R19]+[.S19]+[.T19]+[.U19]" office:value-type="float" office:value="224" calcext:value-type="float">
            <text:p>22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9" meta:object-count="0"/>
    <meta:generator>LibreOfficeDev/6.0.5.2$Linux_X86_64 LibreOffice_project/</meta:generator>
  </office:meta>
</office:document-meta>
</file>